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892f" officeooo:paragraph-rsid="0014892f"/>
    </style:style>
    <style:style style:name="P2" style:family="paragraph" style:parent-style-name="Standard">
      <style:text-properties officeooo:rsid="00160dfb" officeooo:paragraph-rsid="00160dfb"/>
    </style:style>
    <style:style style:name="P3" style:family="paragraph" style:parent-style-name="Standard">
      <style:text-properties officeooo:rsid="00160dfb" officeooo:paragraph-rsid="001ee596"/>
    </style:style>
    <style:style style:name="P4" style:family="paragraph" style:parent-style-name="Standard">
      <style:text-properties officeooo:rsid="00160dfb" officeooo:paragraph-rsid="001f497f"/>
    </style:style>
    <style:style style:name="P5" style:family="paragraph" style:parent-style-name="Standard">
      <style:text-properties officeooo:rsid="002332e7" officeooo:paragraph-rsid="002332e7"/>
    </style:style>
    <style:style style:name="P6" style:family="paragraph" style:parent-style-name="Standard">
      <style:text-properties officeooo:rsid="002477c9" officeooo:paragraph-rsid="002477c9"/>
    </style:style>
    <style:style style:name="T1" style:family="text">
      <style:text-properties officeooo:rsid="00164d25"/>
    </style:style>
    <style:style style:name="T2" style:family="text">
      <style:text-properties officeooo:rsid="00174270"/>
    </style:style>
    <style:style style:name="T3" style:family="text">
      <style:text-properties officeooo:rsid="0017bf4d"/>
    </style:style>
    <style:style style:name="T4" style:family="text">
      <style:text-properties officeooo:rsid="00193305"/>
    </style:style>
    <style:style style:name="T5" style:family="text">
      <style:text-properties officeooo:rsid="0019c830"/>
    </style:style>
    <style:style style:name="T6" style:family="text">
      <style:text-properties officeooo:rsid="001a2f0c"/>
    </style:style>
    <style:style style:name="T7" style:family="text">
      <style:text-properties officeooo:rsid="001a804d"/>
    </style:style>
    <style:style style:name="T8" style:family="text">
      <style:text-properties officeooo:rsid="001c507f"/>
    </style:style>
    <style:style style:name="T9" style:family="text">
      <style:text-properties officeooo:rsid="001de8c5"/>
    </style:style>
    <style:style style:name="T10" style:family="text">
      <style:text-properties officeooo:rsid="001ee596"/>
    </style:style>
    <style:style style:name="T11" style:family="text">
      <style:text-properties officeooo:rsid="001f497f"/>
    </style:style>
    <style:style style:name="T12" style:family="text">
      <style:text-properties officeooo:rsid="00209c34"/>
    </style:style>
    <style:style style:name="T13" style:family="text">
      <style:text-properties officeooo:rsid="002414c4"/>
    </style:style>
    <style:style style:name="T14" style:family="text">
      <style:text-properties officeooo:rsid="00259a91"/>
    </style:style>
    <style:style style:name="T15" style:family="text">
      <style:text-properties officeooo:rsid="00271b81"/>
    </style:style>
    <style:style style:name="T16" style:family="text">
      <style:text-properties officeooo:rsid="0028dc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11 </text:p>
      <text:p text:style-name="P1"/>
      <text:p text:style-name="P1">CASOS DE USO </text:p>
      <text:p text:style-name="P1"/>
      <text:p text:style-name="P2">INTRODUÇÃO </text:p>
      <text:p text:style-name="P2">-<text:span text:style-name="T1">a modelagem do sistema permite uma representação visual do sistema do que se espera dele, é <text:tab/>importante antes de entrar em desenvolvimento.</text:span></text:p>
      <text:p text:style-name="P2">-<text:span text:style-name="T2">caso de uso estabelece metodologias de regras para a modelagem. </text:span></text:p>
      <text:p text:style-name="P2">-<text:span text:style-name="T3">como se fosse a planta de uma casa que será construída. </text:span></text:p>
      <text:p text:style-name="P2">-<text:span text:style-name="T4">serve para evitar surpresas desagradáveis após a construção. </text:span></text:p>
      <text:p text:style-name="P2">-<text:span text:style-name="T5">a ferramenta do caso de uso é o diagrama, </text:span><text:span text:style-name="T6">que permite a visualização das funcionalidades do <text:tab/>sistema e consequentemente, debater sobre. </text:span></text:p>
      <text:p text:style-name="P2">-<text:span text:style-name="T7">O diagrama de caso de uso é composto por 3 elementos: </text:span></text:p>
      <text:p text:style-name="P2"><text:tab/>-<text:span text:style-name="T10">ATORES</text:span><text:span text:style-name="T7">: usuário </text:span></text:p>
      <text:p text:style-name="P2"><text:tab/>-<text:span text:style-name="T10">CASOS DE USO</text:span><text:span text:style-name="T8">: descreve interação entre usuário e sistema, ou o sistema com sistemas <text:tab/><text:tab/><text:tab/>externos.</text:span></text:p>
      <text:p text:style-name="P3"><text:tab/>-<text:span text:style-name="T10">RELACIONAMENTOS ENTRE OS ELEMENTOS. </text:span></text:p>
      <text:p text:style-name="P3"/>
      <text:p text:style-name="P4"><text:span text:style-name="T11">RELACIONAMENTOS ENTRE OS CASOS DE USO </text:span></text:p>
      <text:p text:style-name="P4"><text:span text:style-name="T9">-</text:span><text:span text:style-name="T11">include: quando duas ações estão relacionadas, a segunda ação pode ser executada mediante <text:tab/>execução da primeira, mas não ao contrário.</text:span><text:span text:style-name="T9"> </text:span><text:span text:style-name="T12">(existe uma dependência)</text:span></text:p>
      <text:p text:style-name="P4">-<text:span text:style-name="T12">extends: as ações relacionadas, podem ser executas independente da ação de alguma outra no <text:tab/>círculo desta relação (não existe dependência).</text:span></text:p>
      <text:p text:style-name="P4"/>
      <text:p text:style-name="P5">RELACIONAMENTO ENTRE ATORES </text:p>
      <text:p text:style-name="P5">-<text:span text:style-name="T13">um ator pode herdar funcionalidades </text:span></text:p>
      <text:p text:style-name="P5"/>
      <text:p text:style-name="P6">A UML – INIFIED MODELING LANGUAGE (LINGUAGEM DE MODELAGEM UNIFICADA)</text:p>
      <text:p text:style-name="P6">-<text:span text:style-name="T14">surgiu a partir da união entre 3 outras modelagens. </text:span></text:p>
      <text:p text:style-name="P6">-<text:span text:style-name="T15">nasceu em 1996. </text:span></text:p>
      <text:p text:style-name="P6">-<text:span text:style-name="T16">tem o propósito de gerar entendimento, e não documentação. </text:span></text:p>
      <text:p text:style-name="P6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2T14:48:01.703000000</meta:creation-date>
    <dc:date>2024-06-12T15:15:29.678000000</dc:date>
    <meta:editing-duration>PT27M17S</meta:editing-duration>
    <meta:editing-cycles>23</meta:editing-cycles>
    <meta:generator>LibreOffice/24.2.3.2$Windows_X86_64 LibreOffice_project/433d9c2ded56988e8a90e6b2e771ee4e6a5ab2ba</meta:generator>
    <meta:document-statistic meta:table-count="0" meta:image-count="0" meta:object-count="0" meta:page-count="1" meta:paragraph-count="21" meta:word-count="197" meta:character-count="1303" meta:non-whitespace-character-count="1100"/>
  </office:meta>
</office:document-meta>
</file>